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1200000132000000E12EF11A82.svm" manifest:media-type=""/>
  <manifest:file-entry manifest:full-path="Pictures/10000000000000200000002000309F1C.png" manifest:media-type=""/>
  <manifest:file-entry manifest:full-path="Pictures/2000001A00000161000000263F343D8E.svm" manifest:media-type=""/>
  <manifest:file-entry manifest:full-path="Pictures/2000001200000158000000E17140B284.svm" manifest:media-type=""/>
  <manifest:file-entry manifest:full-path="Pictures/200000120000013A000000E1D9F73DDF.svm" manifest:media-type=""/>
  <manifest:file-entry manifest:full-path="Pictures/200000120000013D000000E1456CEAF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variable">
      <style:graphic-properties draw:textarea-vertical-align="middle" draw:auto-grow-height="false"/>
    </style:style>
    <style:style style:name="gr3" style:family="graphic" style:parent-style-name="standard">
      <style:graphic-properties TexMathsArgs="24§display§p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24§display§p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24§display§p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4§display§p_u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\c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arrow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15.113cm" svg:x="1.859cm" svg:y="0.066cm">
          <text:p/>
          <draw:enhanced-geometry svg:viewBox="0 0 21600 21600" draw:path-stretchpoint-x="10800" draw:path-stretchpoint-y="10800" draw:text-areas="?f3 ?f4 ?f5 ?f6" draw:type="round-rectangle" draw:modifiers="1821.62337662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1" draw:layer="layout" svg:width="2.314cm" svg:height="2.178cm" svg:x="12.52cm" svg:y="0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0.732cm" svg:height="0.538cm" svg:x="13.357cm" svg:y="1.221cm">
            <draw:image xlink:href="Pictures/2000001200000132000000E12EF11A82.svm" xlink:type="simple" xlink:show="embed" xlink:actuate="onLoad">
              <text:p/>
            </draw:image>
          </draw:frame>
        </draw:g>
        <draw:g xml:id="id2" draw:id="id2">
          <draw:custom-shape draw:style-name="gr2" draw:text-style-name="P1" draw:layer="layout" svg:width="2.314cm" svg:height="2.178cm" svg:x="12.524cm" svg:y="4.0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0.751cm" svg:height="0.538cm" svg:x="13.361cm" svg:y="5.021cm">
            <draw:image xlink:href="Pictures/200000120000013A000000E1D9F73DDF.svm" xlink:type="simple" xlink:show="embed" xlink:actuate="onLoad">
              <text:p/>
            </draw:image>
          </draw:frame>
        </draw:g>
        <draw:g xml:id="id3" draw:id="id3">
          <draw:custom-shape draw:style-name="gr2" draw:text-style-name="P1" draw:layer="layout" svg:width="2.314cm" svg:height="2.178cm" svg:x="12.49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" draw:layer="layout" svg:width="0.758cm" svg:height="0.538cm" svg:x="13.231cm" svg:y="8.622cm">
            <draw:image xlink:href="Pictures/200000120000013D000000E1456CEAF5.svm" xlink:type="simple" xlink:show="embed" xlink:actuate="onLoad">
              <text:p/>
            </draw:image>
          </draw:frame>
        </draw:g>
        <draw:g>
          <draw:custom-shape draw:style-name="gr2" draw:text-style-name="P1" draw:layer="layout" svg:width="2.314cm" svg:height="2.178cm" svg:x="12.568cm" svg:y="11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0.823cm" svg:height="0.538cm" svg:x="13.305cm" svg:y="12.569cm">
            <draw:image xlink:href="Pictures/2000001200000158000000E17140B284.svm" xlink:type="simple" xlink:show="embed" xlink:actuate="onLoad">
              <text:p/>
            </draw:image>
          </draw:frame>
        </draw:g>
        <draw:frame draw:style-name="gr7" draw:text-style-name="P1" draw:layer="layout" svg:width="0.842cm" svg:height="0.089cm" svg:x="6.563cm" svg:y="10.89cm">
          <draw:image xlink:href="Pictures/2000001A00000161000000263F343D8E.svm" xlink:type="simple" xlink:show="embed" xlink:actuate="onLoad">
            <text:p/>
          </draw:image>
        </draw:frame>
        <draw:frame draw:style-name="gr7" draw:text-style-name="P1" draw:layer="layout" svg:width="0.842cm" svg:height="0.089cm" svg:x="13.263cm" svg:y="10.891cm">
          <draw:image xlink:href="Pictures/2000001A00000161000000263F343D8E.svm" xlink:type="simple" xlink:show="embed" xlink:actuate="onLoad">
            <text:p/>
          </draw:image>
        </draw:frame>
        <draw:g>
          <draw:custom-shape draw:style-name="gr2" draw:text-style-name="P1" draw:layer="layout" svg:width="2.314cm" svg:height="2.178cm" svg:x="2.624cm" svg:y="0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1,1}</svg:desc>
            <draw:polygon draw:style-name="gr8" draw:layer="layout" svg:width="1.367cm" svg:height="0.82cm" svg:x="2.993cm" svg:y="1.069cm" svg:viewBox="0 0 1368 821" draw:points="684,821 0,821 0,0 1368,0 1368,821">
              <text:p/>
            </draw:polygon>
            <draw:path draw:style-name="gr9" draw:layer="layout" svg:width="0.613cm" svg:height="0.578cm" svg:x="3.022cm" svg:y="1.0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15cm" svg:height="0.393cm" svg:x="3.55cm" svg:y="1.381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3.888cm" svg:y="1.7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087cm" svg:y="1.381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5.624cm" svg:y="0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1,2}</svg:desc>
            <draw:polygon draw:style-name="gr8" draw:layer="layout" svg:width="1.367cm" svg:height="0.82cm" svg:x="5.993cm" svg:y="1.069cm" svg:viewBox="0 0 1368 821" draw:points="684,821 0,821 0,0 1368,0 1368,821">
              <text:p/>
            </draw:polygon>
            <draw:path draw:style-name="gr9" draw:layer="layout" svg:width="0.613cm" svg:height="0.578cm" svg:x="6.022cm" svg:y="1.0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15cm" svg:height="0.393cm" svg:x="6.55cm" svg:y="1.381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6.888cm" svg:y="1.7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061cm" svg:y="1.38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8.624cm" svg:y="0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1,3}</svg:desc>
            <draw:polygon draw:style-name="gr8" draw:layer="layout" svg:width="1.367cm" svg:height="0.82cm" svg:x="8.993cm" svg:y="1.069cm" svg:viewBox="0 0 1368 821" draw:points="684,821 0,821 0,0 1368,0 1368,821">
              <text:p/>
            </draw:polygon>
            <draw:path draw:style-name="gr9" draw:layer="layout" svg:width="0.613cm" svg:height="0.578cm" svg:x="9.022cm" svg:y="1.0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15cm" svg:height="0.393cm" svg:x="9.55cm" svg:y="1.381cm" svg:viewBox="0 0 216 394" svg:d="m134 17c0-17-2-17-19-17-36 38-91 38-115 38v22c14 0 53 0 86-17v303c0 19 0 26-60 26h-21v22c9 0 84-3 105-3 17 0 92 3 106 3v-22h-22c-60 0-60-7-60-26z">
              <text:p/>
            </draw:path>
            <draw:path draw:style-name="gr9" draw:layer="layout" svg:width="0.073cm" svg:height="0.181cm" svg:x="9.888cm" svg:y="1.7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056cm" svg:y="1.38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g>
          <draw:custom-shape draw:style-name="gr2" draw:text-style-name="P1" draw:layer="layout" svg:width="2.314cm" svg:height="2.178cm" svg:x="2.624cm" svg:y="4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2,1}</svg:desc>
            <draw:polygon draw:style-name="gr8" draw:layer="layout" svg:width="1.367cm" svg:height="0.82cm" svg:x="2.993cm" svg:y="4.769cm" svg:viewBox="0 0 1368 821" draw:points="684,821 0,821 0,0 1368,0 1368,821">
              <text:p/>
            </draw:polygon>
            <draw:path draw:style-name="gr9" draw:layer="layout" svg:width="0.613cm" svg:height="0.578cm" svg:x="3.022cm" svg:y="4.7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61cm" svg:height="0.393cm" svg:x="3.521cm" svg:y="5.08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  <draw:path draw:style-name="gr9" draw:layer="layout" svg:width="0.073cm" svg:height="0.181cm" svg:x="3.888cm" svg:y="5.4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087cm" svg:y="5.081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5.624cm" svg:y="4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2,2}</svg:desc>
            <draw:polygon draw:style-name="gr8" draw:layer="layout" svg:width="1.367cm" svg:height="0.82cm" svg:x="5.993cm" svg:y="4.769cm" svg:viewBox="0 0 1368 821" draw:points="684,821 0,821 0,0 1368,0 1368,821">
              <text:p/>
            </draw:polygon>
            <draw:path draw:style-name="gr9" draw:layer="layout" svg:width="0.613cm" svg:height="0.578cm" svg:x="6.022cm" svg:y="4.7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61cm" svg:height="0.393cm" svg:x="6.521cm" svg:y="5.08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  <draw:path draw:style-name="gr9" draw:layer="layout" svg:width="0.073cm" svg:height="0.181cm" svg:x="6.888cm" svg:y="5.4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061cm" svg:y="5.08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8.624cm" svg:y="4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2,3}</svg:desc>
            <draw:polygon draw:style-name="gr8" draw:layer="layout" svg:width="1.367cm" svg:height="0.82cm" svg:x="8.993cm" svg:y="4.769cm" svg:viewBox="0 0 1368 821" draw:points="684,821 0,821 0,0 1368,0 1368,821">
              <text:p/>
            </draw:polygon>
            <draw:path draw:style-name="gr9" draw:layer="layout" svg:width="0.613cm" svg:height="0.578cm" svg:x="9.022cm" svg:y="4.7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61cm" svg:height="0.393cm" svg:x="9.521cm" svg:y="5.08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  <draw:path draw:style-name="gr9" draw:layer="layout" svg:width="0.073cm" svg:height="0.181cm" svg:x="9.888cm" svg:y="5.4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056cm" svg:y="5.08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g>
          <draw:custom-shape draw:style-name="gr2" draw:text-style-name="P1" draw:layer="layout" svg:width="2.314cm" svg:height="2.178cm" svg:x="2.624cm" svg:y="7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3,1}</svg:desc>
            <draw:polygon draw:style-name="gr8" draw:layer="layout" svg:width="1.367cm" svg:height="0.82cm" svg:x="2.993cm" svg:y="8.469cm" svg:viewBox="0 0 1368 821" draw:points="684,821 0,821 0,0 1368,0 1368,821">
              <text:p/>
            </draw:polygon>
            <draw:path draw:style-name="gr9" draw:layer="layout" svg:width="0.613cm" svg:height="0.578cm" svg:x="3.022cm" svg:y="8.4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73cm" svg:height="0.405cm" svg:x="3.516cm" svg:y="8.78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  <draw:path draw:style-name="gr9" draw:layer="layout" svg:width="0.073cm" svg:height="0.181cm" svg:x="3.888cm" svg:y="9.1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087cm" svg:y="8.781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5.624cm" svg:y="7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3,2}</svg:desc>
            <draw:polygon draw:style-name="gr8" draw:layer="layout" svg:width="1.367cm" svg:height="0.82cm" svg:x="5.993cm" svg:y="8.469cm" svg:viewBox="0 0 1368 821" draw:points="684,821 0,821 0,0 1368,0 1368,821">
              <text:p/>
            </draw:polygon>
            <draw:path draw:style-name="gr9" draw:layer="layout" svg:width="0.613cm" svg:height="0.578cm" svg:x="6.022cm" svg:y="8.4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73cm" svg:height="0.405cm" svg:x="6.516cm" svg:y="8.78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  <draw:path draw:style-name="gr9" draw:layer="layout" svg:width="0.073cm" svg:height="0.181cm" svg:x="6.888cm" svg:y="9.1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061cm" svg:y="8.78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8.624cm" svg:y="7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3,3}</svg:desc>
            <draw:polygon draw:style-name="gr8" draw:layer="layout" svg:width="1.367cm" svg:height="0.82cm" svg:x="8.993cm" svg:y="8.469cm" svg:viewBox="0 0 1368 821" draw:points="684,821 0,821 0,0 1368,0 1368,821">
              <text:p/>
            </draw:polygon>
            <draw:path draw:style-name="gr9" draw:layer="layout" svg:width="0.613cm" svg:height="0.578cm" svg:x="9.022cm" svg:y="8.469cm" svg:viewBox="0 0 614 579" svg:d="m475 96 12-12c27-24 53-53 111-58 9 0 16 0 16-16 0-8-2-10-9-10-22 0-48 2-70 2-29 0-57-2-84-2-5 0-17 0-17 17 0 9 10 9 12 9 8 0 32 3 32 20 0 14-20 36-24 40l-195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273cm" svg:height="0.405cm" svg:x="9.516cm" svg:y="8.78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  <draw:path draw:style-name="gr9" draw:layer="layout" svg:width="0.073cm" svg:height="0.181cm" svg:x="9.888cm" svg:y="9.10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056cm" svg:y="8.78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g>
          <draw:custom-shape draw:style-name="gr2" draw:text-style-name="P1" draw:layer="layout" svg:width="2.314cm" svg:height="2.178cm" svg:x="2.674cm" svg:y="11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u,1}</svg:desc>
            <draw:polygon draw:style-name="gr8" draw:layer="layout" svg:width="1.429cm" svg:height="0.82cm" svg:x="3.043cm" svg:y="12.419cm" svg:viewBox="0 0 1430 821" draw:points="715,821 0,821 0,0 1430,0 1430,821">
              <text:p/>
            </draw:polygon>
            <draw:path draw:style-name="gr9" draw:layer="layout" svg:width="0.613cm" svg:height="0.578cm" svg:x="3.072cm" svg:y="12.419cm" svg:viewBox="0 0 614 579" svg:d="m475 96 12-12c26-24 53-53 110-58 10 0 17 0 17-16 0-8-2-10-9-10-22 0-48 2-70 2-29 0-58-2-84-2-5 0-17 0-17 17 0 9 10 9 12 9 7 0 31 3 31 20 0 14-19 36-24 40l-194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342cm" svg:height="0.265cm" svg:x="3.561cm" svg:y="12.863cm" svg:viewBox="0 0 343 266" svg:d="m223 166c-2 12-9 33-9 33-12 19-36 51-72 51-41 0-41-39-41-48 0-36 17-77 33-120 5-12 8-22 8-32 0-31-27-50-56-50-60 0-86 82-86 91 0 7 7 7 10 7 9 0 9-2 12-9 14-48 38-72 62-72 10 0 14 7 14 21 0 12-4 24-9 39-34 81-34 98-34 115 0 10 0 38 24 55 17 15 39 19 60 19 39 0 58-19 77-38 14 38 53 38 60 38 19 0 36-12 48-31 12-21 19-57 19-57 0-10-7-10-9-10-8 0-8 2-12 19-8 29-20 63-44 63-16 0-19-12-19-29 0-10 5-31 7-46 5-17 12-41 15-53l12-52c5-17 12-41 12-46 0-12-10-19-19-19-24 0-27 19-32 38z">
              <text:p/>
            </draw:path>
            <draw:path draw:style-name="gr9" draw:layer="layout" svg:width="0.073cm" svg:height="0.181cm" svg:x="4cm" svg:y="13.05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15cm" svg:height="0.393cm" svg:x="4.199cm" svg:y="12.731cm" svg:viewBox="0 0 216 394" svg:d="m134 17c0-17-2-17-19-17-36 38-91 38-115 38v22c14 0 53 0 86-17v303c0 19 0 26-60 26h-21v22c9 0 84-3 105-3 17 0 92 3 106 3v-22h-22c-60 0-60-7-60-26z">
              <text:p/>
            </draw:path>
          </draw:g>
        </draw:g>
        <draw:g>
          <draw:custom-shape draw:style-name="gr2" draw:text-style-name="P1" draw:layer="layout" svg:width="2.314cm" svg:height="2.178cm" svg:x="5.674cm" svg:y="11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u,2}</svg:desc>
            <draw:polygon draw:style-name="gr8" draw:layer="layout" svg:width="1.429cm" svg:height="0.82cm" svg:x="6.043cm" svg:y="12.419cm" svg:viewBox="0 0 1430 821" draw:points="715,821 0,821 0,0 1430,0 1430,821">
              <text:p/>
            </draw:polygon>
            <draw:path draw:style-name="gr9" draw:layer="layout" svg:width="0.613cm" svg:height="0.578cm" svg:x="6.072cm" svg:y="12.419cm" svg:viewBox="0 0 614 579" svg:d="m475 96 12-12c26-24 53-53 110-58 10 0 17 0 17-16 0-8-2-10-9-10-22 0-48 2-70 2-29 0-58-2-84-2-5 0-17 0-17 17 0 9 10 9 12 9 7 0 31 3 31 20 0 14-19 36-24 40l-194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342cm" svg:height="0.265cm" svg:x="6.561cm" svg:y="12.863cm" svg:viewBox="0 0 343 266" svg:d="m223 166c-2 12-9 33-9 33-12 19-36 51-72 51-41 0-41-39-41-48 0-36 17-77 33-120 5-12 8-22 8-32 0-31-27-50-56-50-60 0-86 82-86 91 0 7 7 7 10 7 9 0 9-2 12-9 14-48 38-72 62-72 10 0 14 7 14 21 0 12-4 24-9 39-34 81-34 98-34 115 0 10 0 38 24 55 17 15 39 19 60 19 39 0 58-19 77-38 14 38 53 38 60 38 19 0 36-12 48-31 12-21 19-57 19-57 0-10-7-10-9-10-8 0-8 2-12 19-8 29-20 63-44 63-16 0-19-12-19-29 0-10 5-31 7-46 5-17 12-41 15-53l12-52c5-17 12-41 12-46 0-12-10-19-19-19-24 0-27 19-32 38z">
              <text:p/>
            </draw:path>
            <draw:path draw:style-name="gr9" draw:layer="layout" svg:width="0.073cm" svg:height="0.181cm" svg:x="7cm" svg:y="13.05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61cm" svg:height="0.393cm" svg:x="7.173cm" svg:y="12.731cm" svg:viewBox="0 0 262 394" svg:d="m262 286h-20c-2 12-7 48-16 52-5 5-51 5-58 5h-110c62-55 84-72 120-101 43-33 84-69 84-127 0-72-63-115-140-115-72 0-122 50-122 106 0 31 26 33 31 33 15 0 31-9 31-31 0-12-4-31-33-31 17-43 57-55 86-55 58 0 89 45 89 93 0 53-36 94-55 115l-144 140c-5 7-5 7-5 24h245z">
              <text:p/>
            </draw:path>
          </draw:g>
        </draw:g>
        <draw:g>
          <draw:custom-shape draw:style-name="gr2" draw:text-style-name="P1" draw:layer="layout" svg:width="2.314cm" svg:height="2.178cm" svg:x="8.674cm" svg:y="11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Y_{u,3}</svg:desc>
            <draw:polygon draw:style-name="gr8" draw:layer="layout" svg:width="1.429cm" svg:height="0.82cm" svg:x="9.043cm" svg:y="12.419cm" svg:viewBox="0 0 1430 821" draw:points="715,821 0,821 0,0 1430,0 1430,821">
              <text:p/>
            </draw:polygon>
            <draw:path draw:style-name="gr9" draw:layer="layout" svg:width="0.613cm" svg:height="0.578cm" svg:x="9.072cm" svg:y="12.419cm" svg:viewBox="0 0 614 579" svg:d="m475 96 12-12c26-24 53-53 110-58 10 0 17 0 17-16 0-8-2-10-9-10-22 0-48 2-70 2-29 0-58-2-84-2-5 0-17 0-17 17 0 9 10 9 12 9 7 0 31 3 31 20 0 14-19 36-24 40l-194 226-93-252c-5-12-5-12-5-14 0-20 41-20 48-20 12 0 21 0 21-16 0-10-9-10-12-10-24 0-84 2-108 2-21 0-72-2-93-2-5 0-17 0-17 17 0 9 10 9 19 9 51 0 55 8 63 29l103 279c2 2 5 12 5 14s-34 139-39 154c-12 48-12 50-79 50-17 0-24 0-24 17 0 10 10 10 12 10 24 0 84-3 106-3 24 0 86 3 110 3 5 0 14 0 14-17 0-10-7-10-24-10 0 0-16 0-31-2-17 0-21-3-21-12 0-7 7-36 9-55l31-118c5-17 5-19 12-27z">
              <text:p/>
            </draw:path>
            <draw:path draw:style-name="gr9" draw:layer="layout" svg:width="0.342cm" svg:height="0.265cm" svg:x="9.561cm" svg:y="12.863cm" svg:viewBox="0 0 343 266" svg:d="m223 166c-2 12-9 33-9 33-12 19-36 51-72 51-41 0-41-39-41-48 0-36 17-77 33-120 5-12 8-22 8-32 0-31-27-50-56-50-60 0-86 82-86 91 0 7 7 7 10 7 9 0 9-2 12-9 14-48 38-72 62-72 10 0 14 7 14 21 0 12-4 24-9 39-34 81-34 98-34 115 0 10 0 38 24 55 17 15 39 19 60 19 39 0 58-19 77-38 14 38 53 38 60 38 19 0 36-12 48-31 12-21 19-57 19-57 0-10-7-10-9-10-8 0-8 2-12 19-8 29-20 63-44 63-16 0-19-12-19-29 0-10 5-31 7-46 5-17 12-41 15-53l12-52c5-17 12-41 12-46 0-12-10-19-19-19-24 0-27 19-32 38z">
              <text:p/>
            </draw:path>
            <draw:path draw:style-name="gr9" draw:layer="layout" svg:width="0.073cm" svg:height="0.181cm" svg:x="10cm" svg:y="13.058cm" svg:viewBox="0 0 74 182" svg:d="m58 58c0 33-5 72-46 110-2 2-5 2-5 7 0 3 5 7 10 7 7 0 57-48 57-117 0-36-14-65-40-65-20 0-34 14-34 34s14 33 34 33c14 0 24-9 24-9z">
              <text:p/>
            </draw:path>
            <draw:path draw:style-name="gr9" draw:layer="layout" svg:width="0.273cm" svg:height="0.405cm" svg:x="10.168cm" svg:y="12.731cm" svg:viewBox="0 0 274 406" svg:d="m130 194c45 0 79 34 79 96 0 75-43 96-77 96-24 0-77-7-101-40 29-3 34-22 34-34 0-19-15-34-31-34s-34 12-34 36c0 56 62 92 134 92 82 0 140-56 140-116 0-45-39-91-104-105 63-22 84-67 84-103 0-46-55-82-120-82s-115 31-115 79c0 19 12 31 29 31 19 0 31-14 31-28 0-20-12-32-31-32 22-26 62-33 84-33 26 0 65 14 65 65 0 24-7 52-24 69-19 24-36 24-65 27-14 2-17 2-19 2s-7 0-7 7 7 7 16 7z">
              <text:p/>
            </draw:path>
          </draw:g>
        </draw:g>
        <draw:connector draw:style-name="gr10" draw:text-style-name="P1" draw:layer="layout" draw:type="line" svg:x1="13.677cm" svg:y1="2.564cm" svg:x2="13.681cm" svg:y2="4.086cm" draw:start-shape="id1" draw:start-glue-point="2" draw:end-shape="id2" draw:end-glue-point="0" svg:d="m13677 2564 4 1522" svg:viewBox="0 0 5 1523">
          <text:p/>
        </draw:connector>
        <draw:connector draw:style-name="gr10" draw:text-style-name="P1" draw:layer="layout" draw:type="line" svg:x1="13.681cm" svg:y1="6.264cm" svg:x2="13.651cm" svg:y2="7.787cm" draw:start-shape="id2" draw:start-glue-point="2" draw:end-shape="id3" draw:end-glue-point="0" svg:d="m13681 6264-30 1523" svg:viewBox="0 0 31 1524">
          <text:p/>
        </draw:connector>
        <draw:connector draw:style-name="gr10" draw:text-style-name="P1" draw:layer="layout" draw:type="line" svg:x1="13.651cm" svg:y1="9.865cm" svg:x2="13.692cm" svg:y2="10.597cm" svg:d="m13651 9865 41 732" svg:viewBox="0 0 42 733">
          <text:p/>
        </draw:connector>
        <draw:frame draw:style-name="gr7" draw:text-style-name="P1" draw:layer="layout" svg:width="0.842cm" svg:height="0.089cm" svg:x="6.563cm" svg:y="14.49cm">
          <draw:image xlink:href="Pictures/2000001A00000161000000263F343D8E.svm" xlink:type="simple" xlink:show="embed" xlink:actuate="onLoad">
            <text:p/>
          </draw:image>
        </draw:frame>
        <draw:frame draw:style-name="gr7" draw:text-style-name="P1" draw:layer="layout" svg:width="0.842cm" svg:height="0.089cm" svg:x="13.263cm" svg:y="14.491cm">
          <draw:image xlink:href="Pictures/2000001A00000161000000263F343D8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iable" style:family="graphic" style:parent-style-name="standard">
      <style:graphic-properties draw:stroke-dash="Dash_20_2" svg:stroke-width="0.051cm" draw:marker-start-width="0.279cm" draw:marker-end-width="0.279cm" draw:fill="none" draw:fill-gradient-name="Gradient_20_7" draw:fill-hatch-name="Hatching_20_1" draw:fill-image-name="Bitmape_20_1" draw:fill-image-width="0cm" draw:fill-image-height="0cm"/>
    </style:style>
    <style:style style:name="arrow" style:family="graphic" style:parent-style-name="standard">
      <style:graphic-properties draw:stroke-dash="Dash_20_2" svg:stroke-width="0.051cm" svg:stroke-color="#000000" draw:marker-start-width="0.279cm" draw:marker-end="Arrow" draw:marker-end-width="0.279cm" draw:fill-gradient-name="Gradient_20_8" draw:fill-hatch-name="Hatching_20_2" draw:fill-image-name="Bitmape_20_1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9:44:05</meta:creation-date>
    <dc:date>2014-02-20T16:15:52.997448183</dc:date>
    <meta:editing-duration>PT1H52M43S</meta:editing-duration>
    <meta:editing-cycles>12</meta:editing-cycles>
    <meta:generator>LibreOffice/4.1.1.2$Linux_X86_64 LibreOffice_project/7e4286b58adc75a14f6d83f53a03b6c11fa2903</meta:generator>
    <meta:document-statistic meta:object-count="116"/>
  </office:meta>
</office:document-meta>
</file>